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RegistrationMatcher.service( ServiceManager _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RegistrationMatcher.match( String pattern , Map objectModel , Parameters parameter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